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f6142" officeooo:paragraph-rsid="001f6142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f6142" officeooo:paragraph-rsid="001f6142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201e85" officeooo:paragraph-rsid="00201e85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2143ef" officeooo:paragraph-rsid="002143e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2143ef" officeooo:paragraph-rsid="002279f3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f6142" officeooo:paragraph-rsid="001f6142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201e85" officeooo:paragraph-rsid="00201e85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2143ef" officeooo:paragraph-rsid="002143ef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201e85" officeooo:paragraph-rsid="00201e85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2143ef" officeooo:paragraph-rsid="002279f3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2b3df8" officeooo:paragraph-rsid="002b3df8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2279f3" officeooo:paragraph-rsid="002279f3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2143ef" officeooo:paragraph-rsid="002143ef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d23b4" style:font-weight-asian="normal" style:font-weight-complex="normal"/>
    </style:style>
    <style:style style:name="T3" style:family="text">
      <style:text-properties fo:font-weight="normal" officeooo:rsid="002eea59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officeooo:rsid="002d23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-2 Execersice</text:p>
      <text:p text:style-name="P2"/>
      <text:p text:style-name="P2">A:1 </text:p>
      <text:p text:style-name="P2"/>
      <text:p text:style-name="P6">#! /bin/bash</text:p>
      <text:p text:style-name="P6"/>
      <text:p text:style-name="P6">ls | while read file</text:p>
      <text:p text:style-name="P6">do</text:p>
      <text:p text:style-name="P6">mv $file $file.new</text:p>
      <text:p text:style-name="P6">done</text:p>
      <text:p text:style-name="P6"/>
      <text:p text:style-name="P2">A:2</text:p>
      <text:p text:style-name="P2"/>
      <text:p text:style-name="P6">#!/bin/bash</text:p>
      <text:p text:style-name="P6"/>
      <text:p text:style-name="P6">for i in *</text:p>
      <text:p text:style-name="P6">do </text:p>
      <text:p text:style-name="P6">if [[ -f $i ]]</text:p>
      <text:p text:style-name="P6">then</text:p>
      <text:p text:style-name="P6"><text:s text:c="4"/>find -name "*[@,-,_,*]*" | rm -rf *[@,-,_,*,$,]*</text:p>
      <text:p text:style-name="P6">fi</text:p>
      <text:p text:style-name="P6">done</text:p>
      <text:p text:style-name="P2"/>
      <text:p text:style-name="P4">A:3</text:p>
      <text:p text:style-name="P4"/>
      <text:p text:style-name="P8">#! /bin/bash</text:p>
      <text:p text:style-name="P8"/>
      <text:p text:style-name="P8">echo -e 'Enter no 1: \c'</text:p>
      <text:p text:style-name="P8">read no1</text:p>
      <text:p text:style-name="P8"/>
      <text:p text:style-name="P8">echo -e 'Enter no 2: \c'</text:p>
      <text:p text:style-name="P8">read no2</text:p>
      <text:p text:style-name="P8"/>
      <text:p text:style-name="P8">echo 'sum is:' $(( no1 + no2 ))</text:p>
      <text:p text:style-name="P8">echo 'sub is:' $(( no1 - no2 ))</text:p>
      <text:p text:style-name="P8">echo -e 'mul is:' $(( no1 * no2 ))</text:p>
      <text:p text:style-name="P8">echo 'div is:' $(( no1 / no2 ))</text:p>
      <text:p text:style-name="P8">echo 'mod is:' $(( no1 % no2 ))</text:p>
      <text:p text:style-name="P8"/>
      <text:p text:style-name="P8">if (( $no1 &gt; 0 ))</text:p>
      <text:p text:style-name="P8">then</text:p>
      <text:p text:style-name="P8">echo "$no1 is Positive"</text:p>
      <text:p text:style-name="P8">else (( $no1 &lt; 0 ))</text:p>
      <text:p text:style-name="P8">echo "$no1 is negetive"</text:p>
      <text:p text:style-name="P8">fi</text:p>
      <text:p text:style-name="P8"/>
      <text:p text:style-name="P8">if (( $no2 &gt; 0 ))</text:p>
      <text:p text:style-name="P8">then </text:p>
      <text:p text:style-name="P8">echo "$no2 is Positive"</text:p>
      <text:p text:style-name="P8">else</text:p>
      <text:p text:style-name="P8">echo "$no2 is negetive"</text:p>
      <text:p text:style-name="P8">fi</text:p>
      <text:p text:style-name="P8"><text:soft-page-break/></text:p>
      <text:p text:style-name="P8">if (( $no1 &gt; $no2 ))</text:p>
      <text:p text:style-name="P8">then </text:p>
      <text:p text:style-name="P8">echo "$no1 is Maximum And $no2 is Minimum" </text:p>
      <text:p text:style-name="P8">else</text:p>
      <text:p text:style-name="P8">echo "$no2 is Maximum and $no2 is Minimum"</text:p>
      <text:p text:style-name="P8">fi</text:p>
      <text:p text:style-name="P4"/>
      <text:p text:style-name="P4">A:4</text:p>
      <text:p text:style-name="P4"/>
      <text:p text:style-name="P8">----for loop-----</text:p>
      <text:p text:style-name="P8"/>
      <text:p text:style-name="P8">#!/bin/bash</text:p>
      <text:p text:style-name="P8"/>
      <text:p text:style-name="P8">echo -e "Enter number: \c"</text:p>
      <text:p text:style-name="P8">read n</text:p>
      <text:p text:style-name="P8"/>
      <text:p text:style-name="P8">for (( i=1; i&lt;=n; i++ ))</text:p>
      <text:p text:style-name="P8">do</text:p>
      <text:p text:style-name="P8">echo $i</text:p>
      <text:p text:style-name="P8">done</text:p>
      <text:p text:style-name="P4"/>
      <text:p text:style-name="P8">-----while loop-------</text:p>
      <text:p text:style-name="P8">#!/bin/bash</text:p>
      <text:p text:style-name="P8"/>
      <text:p text:style-name="P8">echo -e "Enter number: \c"</text:p>
      <text:p text:style-name="P8">read n</text:p>
      <text:p text:style-name="P8">count=1</text:p>
      <text:p text:style-name="P8">while (( $n &gt;= $count ))</text:p>
      <text:p text:style-name="P8">do</text:p>
      <text:p text:style-name="P8">echo $count</text:p>
      <text:p text:style-name="P8">(( count++ ))</text:p>
      <text:p text:style-name="P8">done</text:p>
      <text:p text:style-name="P8"/>
      <text:p text:style-name="P8">-------until loop-------</text:p>
      <text:p text:style-name="P8"/>
      <text:p text:style-name="P8">#!/bin/bash</text:p>
      <text:p text:style-name="P8"/>
      <text:p text:style-name="P8">echo -e "Enter number: \c"</text:p>
      <text:p text:style-name="P8">read n</text:p>
      <text:p text:style-name="P8">count=1</text:p>
      <text:p text:style-name="P8">until (( $n &lt; $count ))</text:p>
      <text:p text:style-name="P8">do</text:p>
      <text:p text:style-name="P8">echo $count</text:p>
      <text:p text:style-name="P8">(( count++ ))</text:p>
      <text:p text:style-name="P8">done</text:p>
      <text:p text:style-name="P8"/>
      <text:p text:style-name="P4">A:5</text:p>
      <text:p text:style-name="P4"/>
      <text:p text:style-name="P8">#!/bin/bash</text:p>
      <text:p text:style-name="P8"/>
      <text:p text:style-name="P8">echo cd $1 | ls -lt</text:p>
      <text:p text:style-name="P4"><text:soft-page-break/>A:6</text:p>
      <text:p text:style-name="P11">#/bin/bash</text:p>
      <text:p text:style-name="P4"/>
      <text:p text:style-name="P11">echo “Total Count of “Linux” is: ”</text:p>
      <text:p text:style-name="P11">grep -iR ‘Linux’ --include=*.txt .. | wc -l </text:p>
      <text:p text:style-name="P4"/>
      <text:p text:style-name="P2"/>
      <text:p text:style-name="P3">A:7</text:p>
      <text:p text:style-name="P3"/>
      <text:p text:style-name="P7">cp -r "Lab-2 exercise" Desktop/Lab-2</text:p>
      <text:p text:style-name="P2"/>
      <text:p text:style-name="P3">A:8 </text:p>
      <text:p text:style-name="P3"/>
      <text:p text:style-name="P3">(i) <text:span text:style-name="T1">head abc.txt; tail abc.txt</text:span></text:p>
      <text:p text:style-name="P7"/>
      <text:p text:style-name="P3">(ii) <text:span text:style-name="T2">awk ‘{if(NR&gt;=3 &amp;&amp; Nr&lt;=9) print $0}’ </text:span><text:span text:style-name="T3">filename</text:span></text:p>
      <text:p text:style-name="P3"/>
      <text:p text:style-name="P4">(iii) <text:span text:style-name="T2">tac filename | sed -n2,8p</text:span></text:p>
      <text:p text:style-name="P4"/>
      <text:p text:style-name="P4">A:9</text:p>
      <text:p text:style-name="P4"/>
      <text:p text:style-name="P4">(i) <text:span text:style-name="T1">useradd one; useradd two; groupadd one; groupadd two</text:span></text:p>
      <text:p text:style-name="P4"/>
      <text:p text:style-name="P4">(ii) <text:span text:style-name="T1">touch abc</text:span></text:p>
      <text:p text:style-name="P4">(iii) <text:span text:style-name="T1">sudo cp abc </text:span><text:span text:style-name="T4">/one /home</text:span></text:p>
      <text:p text:style-name="P4"/>
      <text:p text:style-name="P12">A:10</text:p>
      <text:p text:style-name="P5"/>
      <text:p text:style-name="P10">#!/bin/bash </text:p>
      <text:p text:style-name="P10">grep -r 'abc' $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fo:background-color="#ffffff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12:29:12.228815780</meta:creation-date>
    <dc:date>2020-01-13T10:24:10.252252279</dc:date>
    <meta:editing-duration>PT52M35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3" meta:paragraph-count="94" meta:word-count="310" meta:character-count="1457" meta:non-whitespace-character-count="1233"/>
  </office:meta>
</office:document-meta>
</file>